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00" draw:opacity="10%" draw:textarea-horizontal-align="justify" draw:textarea-vertical-align="middle" draw:auto-grow-height="false" fo:min-height="0.15cm" fo:min-width="9.3cm" draw:shadow-opacity="10%" loext:decorative="false"/>
    </style:style>
    <style:style style:name="gr2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3" style:family="graphic" style:parent-style-name="standard">
      <style:graphic-properties svg:stroke-width="0.03cm" draw:marker-start="Small_20_Arrow" draw:marker-start-width="0.15cm" draw:marker-end="Small_20_Arrow" draw:marker-end-width="0.15cm" draw:textarea-horizontal-align="center" draw:textarea-vertical-align="middle" fo:padding-top="0.14cm" fo:padding-bottom="0.14cm" fo:padding-left="0.265cm" fo:padding-right="0.265cm" loext:decorative="false"/>
    </style:style>
    <style:style style:name="gr4" style:family="graphic" style:parent-style-name="Widerstandswert">
      <style:graphic-properties loext:decorative="false"/>
      <style:paragraph-properties style:writing-mode="lr-tb"/>
    </style:style>
    <style:style style:name="gr5" style:family="graphic" style:parent-style-name="standard">
      <style:graphic-properties svg:stroke-width="0.05cm" svg:stroke-color="#008000" draw:marker-start-width="0.38cm" draw:marker-end-width="0.38cm" draw:fill="hatch" draw:fill-color="#ffffff" draw:fill-hatch-name="Red_20_90_20_Degrees_20_Crossed_20_1" draw:fill-hatch-solid="false" draw:textarea-horizontal-align="center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svg:stroke-width="0.05cm" draw:marker-start-width="0.38cm" draw:marker-end-width="0.38cm" draw:fill-color="#808080" draw:textarea-horizontal-align="center" draw:textarea-vertical-align="middle" fo:padding-top="0.15cm" fo:padding-bottom="0.15cm" fo:padding-left="0.275cm" fo:padding-right="0.275cm" loext:decorative="false"/>
    </style:style>
    <style:style style:name="gr7" style:family="graphic" style:parent-style-name="Widerstandswert">
      <style:graphic-properties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svg:stroke-width="0.03cm" svg:stroke-color="#808000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width="0.03cm" svg:stroke-color="#008000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>
      <style:graphic-properties draw:stroke="dash" draw:stroke-dash="Ultrafine_20_Dashed" svg:stroke-width="0cm" draw:marker-start-width="0.31cm" draw:marker-end-width="0.31cm" draw:textarea-horizontal-align="center" draw:textarea-vertical-align="middle" fo:padding-top="0.125cm" fo:padding-bottom="0.125cm" fo:padding-left="0.25cm" fo:padding-right="0.25cm" loext:decorative="false"/>
    </style:style>
    <style:style style:name="gr11" style:family="graphic" style:parent-style-name="standard">
      <style:graphic-properties svg:stroke-width="0.05cm" draw:marker-start-width="0.38cm" draw:marker-end-width="0.38cm" draw:fill-color="#e6e6e6" draw:textarea-horizontal-align="center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svg:stroke-width="0.07cm" draw:marker-start-width="0.42cm" draw:marker-end-width="0.42cm" draw:stroke-linejoin="none" draw:textarea-horizontal-align="center" draw:textarea-vertical-align="middle" fo:padding-top="0.16cm" fo:padding-bottom="0.16cm" fo:padding-left="0.285cm" fo:padding-right="0.285cm" loext:decorative="false"/>
    </style:style>
    <style:style style:name="gr13" style:family="graphic" style:parent-style-name="standard">
      <style:graphic-properties svg:stroke-width="0.07cm" svg:stroke-color="#808000" draw:marker-start-width="0.42cm" draw:marker-end-width="0.42cm" draw:stroke-linejoin="none" draw:textarea-horizontal-align="center" draw:textarea-vertical-align="middle" fo:padding-top="0.16cm" fo:padding-bottom="0.16cm" fo:padding-left="0.285cm" fo:padding-right="0.285cm" loext:decorative="false"/>
    </style:style>
    <style:style style:name="gr14" style:family="graphic" style:parent-style-name="standard">
      <style:graphic-properties svg:stroke-width="0cm" draw:marker-start-width="0.31cm" draw:marker-end-width="0.31cm" draw:textarea-horizontal-align="center" draw:textarea-vertical-align="middle" fo:padding-top="0.125cm" fo:padding-bottom="0.125cm" fo:padding-left="0.25cm" fo:padding-right="0.25cm" loext:decorative="false"/>
    </style:style>
    <style:style style:name="gr15" style:family="graphic" style:parent-style-name="standard">
      <style:graphic-properties svg:stroke-width="0.01cm" draw:marker-start-width="0.32cm" draw:marker-end-width="0.32cm" draw:textarea-horizontal-align="center" draw:textarea-vertical-align="middle" fo:padding-top="0.13cm" fo:padding-bottom="0.13cm" fo:padding-left="0.255cm" fo:padding-right="0.255cm" loext:decorative="false"/>
    </style:style>
    <style:style style:name="gr16" style:family="graphic" style:parent-style-name="standard">
      <style:graphic-properties draw:fill-color="#ff0000" draw:textarea-horizontal-align="center" draw:textarea-vertical-align="middle" loext:decorative="false"/>
    </style:style>
    <style:style style:name="gr17" style:family="graphic" style:parent-style-name="Widerstandswert">
      <style:graphic-properties draw:auto-grow-height="false" draw:auto-grow-width="false" draw:fit-to-size="true" style:shrink-to-fit="false" fo:min-height="0.475cm" fo:min-width="2.876cm" loext:decorative="false"/>
      <style:paragraph-properties style:writing-mode="lr-tb"/>
    </style:style>
    <style:style style:name="gr18" style:family="graphic" style:parent-style-name="objectwithoutfill">
      <style:graphic-properties svg:stroke-width="0.05cm" svg:stroke-color="#ff0000" draw:marker-start-width="0.38cm" draw:marker-end-width="0.38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9" style:family="graphic" style:parent-style-name="objectwithoutfill">
      <style:graphic-properties svg:stroke-width="0.05cm" svg:stroke-color="#0000ff" draw:marker-start-width="0.38cm" draw:marker-end-width="0.38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0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1" style:family="graphic" style:parent-style-name="standard">
      <style:graphic-properties svg:stroke-width="0.01cm" draw:marker-start="Small_20_Arrow" draw:marker-start-width="0.15cm" draw:marker-end="Small_20_Arrow" draw:marker-end-width="0.15cm" draw:textarea-horizontal-align="center" draw:textarea-vertical-align="middle" fo:padding-top="0.13cm" fo:padding-bottom="0.13cm" fo:padding-left="0.255cm" fo:padding-right="0.255cm" loext:decorative="false"/>
    </style:style>
    <style:style style:name="gr22" style:family="graphic" style:parent-style-name="standard">
      <style:graphic-properties svg:stroke-width="0.01cm" draw:marker-start="Small_20_Arrow" draw:marker-start-width="0.15cm" draw:marker-end="" draw:marker-end-width="0.15cm" draw:textarea-horizontal-align="center" draw:textarea-vertical-align="middle" fo:padding-top="0.13cm" fo:padding-bottom="0.13cm" fo:padding-left="0.255cm" fo:padding-right="0.255cm" loext:decorative="false"/>
    </style:style>
    <style:style style:name="gr23" style:family="graphic" style:parent-style-name="Widerstandswert">
      <style:graphic-properties draw:auto-grow-height="false" draw:auto-grow-width="false" draw:fit-to-size="true" style:shrink-to-fit="false" fo:min-height="0.475cm" fo:min-width="2.931cm" loext:decorative="false"/>
      <style:paragraph-properties style:writing-mode="lr-tb"/>
    </style:style>
    <style:style style:name="gr24" style:family="graphic" style:parent-style-name="standard">
      <style:graphic-properties draw:fill="solid" draw:fill-color="#000000" draw:textarea-horizontal-align="center" draw:textarea-vertical-align="middle" loext:decorative="false"/>
    </style:style>
    <style:style style:name="gr25" style:family="graphic" style:parent-style-name="objectwithoutfill">
      <style:graphic-properties draw:stroke="dash" draw:stroke-dash="Ultrafine_20_Dashed" svg:stroke-width="0.01cm" draw:marker-start-width="0.32cm" draw:marker-end-width="0.32cm" draw:fill="none" draw:textarea-horizontal-align="center" draw:textarea-vertical-align="middle" fo:padding-top="0.13cm" fo:padding-bottom="0.13cm" fo:padding-left="0.255cm" fo:padding-right="0.255cm" loext:decorative="false"/>
    </style:style>
    <style:style style:name="gr26" style:family="graphic" style:parent-style-name="standard">
      <style:graphic-properties svg:stroke-width="0.01cm" svg:stroke-color="#800000" draw:marker-start="Small_20_Arrow" draw:marker-start-width="0.12cm" draw:marker-end="Small_20_Arrow" draw:marker-end-width="0.12cm" draw:textarea-horizontal-align="center" draw:textarea-vertical-align="middle" fo:padding-top="0.13cm" fo:padding-bottom="0.13cm" fo:padding-left="0.255cm" fo:padding-right="0.255cm" loext:decorative="false"/>
    </style:style>
    <style:style style:name="gr27" style:family="graphic" style:parent-style-name="standard">
      <style:graphic-properties svg:stroke-width="0.01cm" svg:stroke-color="#800000" draw:marker-start-width="0.32cm" draw:marker-end-width="0.32cm" draw:textarea-horizontal-align="center" draw:textarea-vertical-align="middle" fo:padding-top="0.13cm" fo:padding-bottom="0.13cm" fo:padding-left="0.255cm" fo:padding-right="0.255cm" loext:decorative="false"/>
    </style:style>
    <style:style style:name="gr28" style:family="graphic" style:parent-style-name="Widerstandswert">
      <style:graphic-properties draw:auto-grow-height="false" draw:auto-grow-width="false" draw:fit-to-size="true" style:shrink-to-fit="false" fo:min-height="0.475cm" fo:min-width="1.776cm" loext:decorative="false"/>
      <style:paragraph-properties style:writing-mode="lr-tb"/>
    </style:style>
    <style:style style:name="gr29" style:family="graphic" style:parent-style-name="objectwithoutfill">
      <style:graphic-properties draw:fill="none" draw:textarea-horizontal-align="center" draw:textarea-vertical-align="middle" loext:decorative="false"/>
    </style:style>
    <style:style style:name="gr30" style:family="graphic" style:parent-style-name="standard">
      <style:graphic-properties svg:stroke-color="#ff0000" draw:fill="solid" draw:fill-color="#ff0000" draw:opacity="50%" draw:textarea-horizontal-align="center" draw:textarea-vertical-align="middle" draw:shadow-opacity="50%" loext:decorative="false"/>
    </style:style>
    <style:style style:name="gr31" style:family="graphic" style:parent-style-name="standard">
      <style:graphic-properties svg:stroke-width="0.07cm" svg:stroke-color="#008000" draw:marker-start-width="0.41cm" draw:marker-end-width="0.41cm" draw:fill="hatch" draw:fill-color="#ffffff" draw:fill-hatch-name="Red_20_90_20_Degrees_20_Crossed_20_2" draw:fill-hatch-solid="false" draw:textarea-horizontal-align="center" draw:textarea-vertical-align="middle" fo:padding-top="0.16cm" fo:padding-bottom="0.16cm" fo:padding-left="0.285cm" fo:padding-right="0.285cm" loext:decorative="false"/>
    </style:style>
    <style:style style:name="gr32" style:family="graphic" style:parent-style-name="standard">
      <style:graphic-properties svg:stroke-width="0cm" svg:stroke-color="#0000ff" draw:marker-start-width="0.31cm" draw:marker-end-width="0.31cm" draw:textarea-horizontal-align="center" draw:textarea-vertical-align="middle" fo:padding-top="0.125cm" fo:padding-bottom="0.125cm" fo:padding-left="0.25cm" fo:padding-right="0.25cm" loext:decorative="false"/>
    </style:style>
    <style:style style:name="P1" style:family="paragraph">
      <loext:graphic-properties draw:fill="solid" draw:fill-color="#ffff00" draw:opacity="1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hatch" draw:fill-color="#ffffff" draw:fill-hatch-name="Red_20_90_20_Degrees_20_Crossed_20_1" draw:fill-hatch-solid="false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e6e6e6"/>
      <style:paragraph-properties fo:text-align="center"/>
    </style:style>
    <style:style style:name="P6" style:family="paragraph">
      <style:text-properties fo:color="#800000" loext:opacity="100%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8000" loext:opacity="100%"/>
    </style:style>
    <style:style style:name="P10" style:family="paragraph">
      <style:text-properties fo:font-style="italic" fo:font-weight="normal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solid" draw:fill-color="#ff0000" draw:opacity="50%"/>
      <style:paragraph-properties fo:text-align="center"/>
    </style:style>
    <style:style style:name="P13" style:family="paragraph">
      <loext:graphic-properties draw:fill="hatch" draw:fill-color="#ffffff" draw:fill-hatch-name="Red_20_90_20_Degrees_20_Crossed_20_2" draw:fill-hatch-solid="false"/>
      <style:paragraph-properties fo:text-align="center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color="#008000" loext:opacity="100%" fo:font-weight="bold" style:font-weight-asian="bold" style:font-weight-complex="bold"/>
    </style:style>
    <style:style style:name="P16" style:family="paragraph">
      <style:text-properties fo:color="#0000ff" loext:opacity="100%" fo:font-style="italic" style:font-style-asian="italic" style:font-style-complex="italic"/>
    </style:style>
    <style:style style:name="P17" style:family="paragraph">
      <style:text-properties fo:color="#0000ff" loext:opacity="100%" fo:font-style="italic"/>
    </style:style>
    <style:style style:name="T1" style:family="text">
      <style:text-properties fo:color="#800000" loext:opacity="100%"/>
    </style:style>
    <style:style style:name="T2" style:family="text">
      <style:text-properties fo:color="#008000" loext:opacity="100%"/>
    </style:style>
    <style:style style:name="T3" style:family="text">
      <style:text-properties fo:font-style="italic" fo:font-weight="normal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fo:color="#008000" loext:opacity="100%" fo:font-weight="bold" style:font-weight-asian="bold" style:font-weight-complex="bold"/>
    </style:style>
    <style:style style:name="T6" style:family="text">
      <style:text-properties fo:color="#0000ff" loext:opacity="100%" fo:font-style="italic" style:font-style-asian="italic" style:font-style-complex="italic"/>
    </style:style>
    <style:style style:name="T7" style:family="text">
      <style:text-properties fo:color="#0000ff" loext:opacity="100%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8cm" svg:height="0.4cm" svg:x="2.3cm" svg:y="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8cm" svg:y1="25.2cm" svg:x2="6.8cm" svg:y2="26cm">
          <text:p/>
        </draw:line>
        <draw:line draw:style-name="gr2" draw:text-style-name="P2" draw:layer="layout" svg:x1="11.8cm" svg:y1="25.2cm" svg:x2="11.8cm" svg:y2="26cm">
          <text:p/>
        </draw:line>
        <draw:line draw:style-name="gr3" draw:text-style-name="P2" draw:layer="layout" svg:x1="6.8cm" svg:y1="25.9cm" svg:x2="11.8cm" svg:y2="25.9cm">
          <text:p/>
        </draw:line>
        <draw:frame draw:style-name="gr4" draw:layer="layout" svg:width="1.9cm" svg:height="0.7cm" svg:x="8.5cm" svg:y="25.3cm">
          <draw:text-box>
            <text:p>50 (48*)</text:p>
          </draw:text-box>
        </draw:frame>
        <draw:line draw:style-name="gr2" draw:text-style-name="P2" draw:layer="layout" svg:x1="6.5cm" svg:y1="25.2cm" svg:x2="6.5cm" svg:y2="26.8cm">
          <text:p/>
        </draw:line>
        <draw:frame draw:style-name="gr4" draw:layer="layout" svg:width="1.9cm" svg:height="0.7cm" svg:x="8.5cm" svg:y="26.1cm">
          <draw:text-box>
            <text:p>56 (54*)</text:p>
          </draw:text-box>
        </draw:frame>
        <draw:line draw:style-name="gr3" draw:text-style-name="P2" draw:layer="layout" svg:x1="6.5cm" svg:y1="26.7cm" svg:x2="12.1cm" svg:y2="26.7cm">
          <text:p/>
        </draw:line>
        <draw:line draw:style-name="gr2" draw:text-style-name="P2" draw:layer="layout" svg:x1="12.1cm" svg:y1="25.2cm" svg:x2="12.1cm" svg:y2="26.8cm">
          <text:p/>
        </draw:line>
        <draw:polygon draw:style-name="gr5" draw:text-style-name="P3" draw:layer="layout" svg:width="4.999cm" svg:height="0.499cm" svg:x="5.5cm" svg:y="14.5cm" svg:viewBox="0 0 5000 500" draw:points="0,500 5000,500 4500,0 500,0">
          <text:p/>
        </draw:polygon>
        <draw:line draw:style-name="gr2" draw:text-style-name="P2" draw:layer="layout" svg:x1="5.5cm" svg:y1="15.2cm" svg:x2="5.5cm" svg:y2="16.1cm">
          <text:p/>
        </draw:line>
        <draw:polygon draw:style-name="gr6" draw:text-style-name="P4" draw:layer="layout" svg:width="3.199cm" svg:height="0.299cm" svg:x="6.4cm" svg:y="14.2cm" svg:viewBox="0 0 3200 300" draw:points="0,300 3200,300 2900,0 300,0">
          <text:p/>
        </draw:polygon>
        <draw:line draw:style-name="gr2" draw:text-style-name="P2" draw:layer="layout" svg:x1="10.5cm" svg:y1="15.2cm" svg:x2="10.5cm" svg:y2="16.1cm">
          <text:p/>
        </draw:line>
        <draw:line draw:style-name="gr3" draw:text-style-name="P2" draw:layer="layout" svg:x1="5.5cm" svg:y1="16cm" svg:x2="10.5cm" svg:y2="16cm">
          <text:p/>
        </draw:line>
        <draw:frame draw:style-name="gr4" draw:layer="layout" svg:width="1.9cm" svg:height="0.7cm" svg:x="7.2cm" svg:y="15.4cm">
          <draw:text-box>
            <text:p>50 (48*)</text:p>
          </draw:text-box>
        </draw:frame>
        <draw:frame draw:style-name="gr7" draw:layer="layout" svg:width="0.4cm" svg:height="0.5cm" svg:x="12.9cm" svg:y="14.53cm">
          <draw:text-box>
            <text:p>5</text:p>
          </draw:text-box>
        </draw:frame>
        <draw:line draw:style-name="gr8" draw:text-style-name="P2" draw:layer="layout" svg:x1="11.1cm" svg:y1="15cm" svg:x2="14cm" svg:y2="15cm">
          <text:p/>
        </draw:line>
        <draw:line draw:style-name="gr9" draw:text-style-name="P2" draw:layer="layout" svg:x1="11.2cm" svg:y1="14.5cm" svg:x2="13.4cm" svg:y2="14.5cm">
          <text:p/>
        </draw:line>
        <draw:line draw:style-name="gr2" draw:text-style-name="P2" draw:layer="layout" svg:x1="11.3cm" svg:y1="14.2cm" svg:x2="12.7cm" svg:y2="14.2cm">
          <text:p/>
        </draw:line>
        <draw:line draw:style-name="gr2" draw:text-style-name="P2" draw:layer="layout" svg:x1="11.4cm" svg:y1="14cm" svg:x2="12.7cm" svg:y2="14cm">
          <text:p/>
        </draw:line>
        <draw:frame draw:style-name="gr4" draw:layer="layout" svg:width="0.58cm" svg:height="0.7cm" svg:x="12.8cm" svg:y="13.97cm">
          <draw:text-box>
            <text:p>3</text:p>
          </draw:text-box>
        </draw:frame>
        <draw:frame draw:style-name="gr4" draw:layer="layout" svg:width="0.58cm" svg:height="0.7cm" svg:x="12.8cm" svg:y="13.6cm">
          <draw:text-box>
            <text:p>2</text:p>
          </draw:text-box>
        </draw:frame>
        <draw:line draw:style-name="gr10" draw:text-style-name="P2" draw:layer="layout" svg:x1="8cm" svg:y1="13.7cm" svg:x2="8cm" svg:y2="15.3cm">
          <text:p/>
        </draw:line>
        <draw:line draw:style-name="gr2" draw:text-style-name="P2" draw:layer="layout" svg:x1="7.2cm" svg:y1="14.1cm" svg:x2="7.2cm" svg:y2="12.1cm">
          <text:p/>
        </draw:line>
        <draw:frame draw:style-name="gr4" draw:layer="layout" svg:width="1cm" svg:height="0.7cm" svg:x="7.5cm" svg:y="11.6cm">
          <draw:text-box>
            <text:p>16,5</text:p>
          </draw:text-box>
        </draw:frame>
        <draw:line draw:style-name="gr3" draw:text-style-name="P2" draw:layer="layout" svg:x1="7.2cm" svg:y1="12.2cm" svg:x2="8.8cm" svg:y2="12.2cm">
          <text:p/>
        </draw:line>
        <draw:polygon draw:style-name="gr11" draw:text-style-name="P5" draw:layer="layout" svg:width="1.599cm" svg:height="0.199cm" svg:x="7.2cm" svg:y="14cm" svg:viewBox="0 0 1600 200" draw:points="0,200 1600,200 1400,0 200,0">
          <text:p/>
        </draw:polygon>
        <draw:line draw:style-name="gr2" draw:text-style-name="P2" draw:layer="layout" svg:x1="7.55cm" svg:y1="13.7cm" svg:x2="7.55cm" svg:y2="12.7cm">
          <text:p/>
        </draw:line>
        <draw:line draw:style-name="gr3" draw:text-style-name="P2" draw:layer="layout" svg:x1="7.55cm" svg:y1="12.9cm" svg:x2="8.45cm" svg:y2="12.9cm">
          <text:p/>
        </draw:line>
        <draw:frame draw:style-name="gr4" draw:layer="layout" svg:width="0.7cm" svg:height="0.7cm" svg:x="7.7cm" svg:y="12.2cm">
          <draw:text-box>
            <text:p>9*</text:p>
          </draw:text-box>
        </draw:frame>
        <draw:line draw:style-name="gr12" draw:text-style-name="P2" draw:layer="layout" svg:x1="8.5cm" svg:y1="14cm" svg:x2="8.5cm" svg:y2="13.8cm">
          <text:p/>
        </draw:line>
        <draw:line draw:style-name="gr12" draw:text-style-name="P2" draw:layer="layout" svg:x1="7.5cm" svg:y1="14cm" svg:x2="7.5cm" svg:y2="13.8cm">
          <text:p/>
        </draw:line>
        <draw:line draw:style-name="gr3" draw:text-style-name="P2" draw:layer="layout" svg:x1="6.7cm" svg:y1="10.8cm" svg:x2="9.3cm" svg:y2="10.8cm">
          <text:p/>
        </draw:line>
        <draw:line draw:style-name="gr2" draw:text-style-name="P2" draw:layer="layout" svg:x1="6.7cm" svg:y1="14.1cm" svg:x2="6.7cm" svg:y2="10.7cm">
          <text:p/>
        </draw:line>
        <draw:line draw:style-name="gr2" draw:text-style-name="P2" draw:layer="layout" svg:x1="9.3cm" svg:y1="14.1cm" svg:x2="9.3cm" svg:y2="10.7cm">
          <text:p/>
        </draw:line>
        <draw:frame draw:style-name="gr4" draw:layer="layout" svg:width="1.7cm" svg:height="0.7cm" svg:x="7.2cm" svg:y="10.15cm">
          <draw:text-box>
            <text:p>26 (22*)</text:p>
          </draw:text-box>
        </draw:frame>
        <draw:line draw:style-name="gr3" draw:text-style-name="P2" draw:layer="layout" svg:x1="6.4cm" svg:y1="10.1cm" svg:x2="9.6cm" svg:y2="10.1cm">
          <text:p/>
        </draw:line>
        <draw:line draw:style-name="gr2" draw:text-style-name="P2" draw:layer="layout" svg:x1="6.4cm" svg:y1="14.4cm" svg:x2="6.4cm" svg:y2="10cm">
          <text:p/>
        </draw:line>
        <draw:frame draw:style-name="gr4" draw:layer="layout" svg:width="0.7cm" svg:height="0.7cm" svg:x="7.6cm" svg:y="9.5cm">
          <draw:text-box>
            <text:p>32</text:p>
          </draw:text-box>
        </draw:frame>
        <draw:line draw:style-name="gr2" draw:text-style-name="P2" draw:layer="layout" svg:x1="9.6cm" svg:y1="14.3cm" svg:x2="9.6cm" svg:y2="10cm">
          <text:p/>
        </draw:line>
        <draw:line draw:style-name="gr3" draw:text-style-name="P2" draw:layer="layout" svg:x1="6cm" svg:y1="9.5cm" svg:x2="10cm" svg:y2="9.5cm">
          <text:p/>
        </draw:line>
        <draw:line draw:style-name="gr2" draw:text-style-name="P2" draw:layer="layout" svg:x1="6cm" svg:y1="14.4cm" svg:x2="6cm" svg:y2="9.4cm">
          <text:p/>
        </draw:line>
        <draw:line draw:style-name="gr2" draw:text-style-name="P2" draw:layer="layout" svg:x1="10cm" svg:y1="14.4cm" svg:x2="10cm" svg:y2="9.4cm">
          <text:p/>
        </draw:line>
        <draw:frame draw:style-name="gr4" draw:layer="layout" svg:width="2.9cm" svg:height="0.6cm" svg:x="15.1cm" svg:y="14.5cm">
          <draw:text-box>
            <text:p>Pappelsperrholz</text:p>
          </draw:text-box>
        </draw:frame>
        <draw:frame draw:style-name="gr4" draw:layer="layout" svg:width="2.3cm" svg:height="0.6cm" svg:x="15.1cm" svg:y="14.05cm">
          <draw:text-box>
            <text:p>Schaumstoff</text:p>
          </draw:text-box>
        </draw:frame>
        <draw:frame draw:style-name="gr4" draw:layer="layout" svg:width="3.6cm" svg:height="0.6cm" svg:x="15.1cm" svg:y="13.6cm">
          <draw:text-box>
            <text:p>N-Gleis Schotterbett</text:p>
          </draw:text-box>
        </draw:frame>
        <draw:frame draw:style-name="gr4" draw:layer="layout" svg:width="2cm" svg:height="0.7cm" svg:x="12.1cm" svg:y="16cm">
          <draw:text-box>
            <text:p>* NEM122</text:p>
          </draw:text-box>
        </draw:frame>
        <draw:line draw:style-name="gr13" draw:text-style-name="P2" draw:layer="layout" svg:x1="10.5cm" svg:y1="15cm" svg:x2="11cm" svg:y2="15cm">
          <text:p/>
        </draw:line>
        <draw:line draw:style-name="gr13" draw:text-style-name="P2" draw:layer="layout" svg:x1="5.2cm" svg:y1="15cm" svg:x2="5.5cm" svg:y2="15cm">
          <text:p/>
        </draw:line>
        <draw:line draw:style-name="gr2" draw:text-style-name="P2" draw:layer="layout" svg:x1="5.2cm" svg:y1="15.2cm" svg:x2="5.2cm" svg:y2="16.9cm">
          <text:p/>
        </draw:line>
        <draw:frame draw:style-name="gr4" draw:layer="layout" svg:width="1.9cm" svg:height="0.7cm" svg:x="7.2cm" svg:y="16.2cm">
          <draw:text-box>
            <text:p>56 (54*)</text:p>
          </draw:text-box>
        </draw:frame>
        <draw:line draw:style-name="gr3" draw:text-style-name="P2" draw:layer="layout" svg:x1="5.2cm" svg:y1="16.8cm" svg:x2="10.8cm" svg:y2="16.8cm">
          <text:p/>
        </draw:line>
        <draw:line draw:style-name="gr2" draw:text-style-name="P2" draw:layer="layout" svg:x1="10.8cm" svg:y1="15.2cm" svg:x2="10.8cm" svg:y2="16.9cm">
          <text:p/>
        </draw:line>
        <draw:frame draw:style-name="gr4" draw:layer="layout" svg:width="1.7cm" svg:height="0.7cm" svg:x="7.2cm" svg:y="8.85cm">
          <draw:text-box>
            <text:p>40 (38*)</text:p>
          </draw:text-box>
        </draw:frame>
        <draw:line draw:style-name="gr2" draw:text-style-name="P2" draw:layer="layout" svg:x1="11.5cm" svg:y1="13.8cm" svg:x2="12.7cm" svg:y2="13.8cm">
          <text:p/>
        </draw:line>
        <draw:frame draw:style-name="gr4" draw:layer="layout" svg:width="0.88cm" svg:height="0.7cm" svg:x="12.82cm" svg:y="13.2cm">
          <draw:text-box>
            <text:p>2,1</text:p>
          </draw:text-box>
        </draw:frame>
        <draw:frame draw:style-name="gr4" draw:layer="layout" svg:width="1.5cm" svg:height="0.6cm" svg:x="15.1cm" svg:y="13.2cm">
          <draw:text-box>
            <text:p>Schiene</text:p>
          </draw:text-box>
        </draw:frame>
        <draw:line draw:style-name="gr14" draw:text-style-name="P2" draw:layer="layout" svg:x1="12.8cm" svg:y1="13.5cm" svg:x2="12.4cm" svg:y2="13.9cm">
          <text:p/>
        </draw:line>
        <draw:line draw:style-name="gr14" draw:text-style-name="P2" draw:layer="layout" svg:x1="12.8cm" svg:y1="14cm" svg:x2="12.5cm" svg:y2="14.1cm">
          <text:p/>
        </draw:line>
        <draw:frame draw:style-name="gr4" draw:layer="layout" svg:width="3.4cm" svg:height="0.6cm" svg:x="11.9cm" svg:y="11.1cm">
          <draw:text-box>
            <text:p>Randweg auf Planum</text:p>
          </draw:text-box>
        </draw:frame>
        <draw:frame draw:style-name="gr4" draw:layer="layout" svg:width="1.8cm" svg:height="0.6cm" svg:x="11.9cm" svg:y="11.9cm">
          <draw:text-box>
            <text:p>Böschung</text:p>
          </draw:text-box>
        </draw:frame>
        <draw:polyline draw:style-name="gr14" draw:text-style-name="P2" draw:layer="layout" svg:width="1.599cm" svg:height="2.599cm" svg:x="10.3cm" svg:y="12.2cm" svg:viewBox="0 0 1600 2600" draw:points="1600,0 1300,0 0,2600">
          <text:p/>
        </draw:polyline>
        <draw:polyline draw:style-name="gr14" draw:text-style-name="P2" draw:layer="layout" svg:width="1.199cm" svg:height="2.399cm" svg:x="10.7cm" svg:y="12.6cm" svg:viewBox="0 0 1200 2400" draw:points="1200,0 1000,0 0,2400">
          <text:p/>
        </draw:polyline>
        <draw:polyline draw:style-name="gr14" draw:text-style-name="P2" draw:layer="layout" svg:width="2.099cm" svg:height="3.099cm" svg:x="9.8cm" svg:y="11.4cm" svg:viewBox="0 0 2100 3100" draw:points="2100,0 1600,0 0,3100">
          <text:p/>
        </draw:polyline>
        <draw:frame draw:style-name="gr4" draw:text-style-name="P6" draw:layer="layout" svg:width="4.5cm" svg:height="0.6cm" svg:x="11.9cm" svg:y="10.6cm">
          <draw:text-box>
            <text:p><text:span text:style-name="T1">Gleisbett (Bettungskörper)</text:span></text:p>
          </draw:text-box>
        </draw:frame>
        <draw:line draw:style-name="gr2" draw:text-style-name="P2" draw:layer="layout" svg:x1="4.9cm" svg:y1="13.8cm" svg:x2="7.4cm" svg:y2="13.8cm">
          <text:p/>
        </draw:line>
        <draw:line draw:style-name="gr3" draw:text-style-name="P2" draw:layer="layout" svg:x1="5cm" svg:y1="15cm" svg:x2="5cm" svg:y2="13.8cm">
          <text:p/>
        </draw:line>
        <draw:polygon draw:style-name="gr6" draw:text-style-name="P4" draw:layer="layout" svg:width="3.199cm" svg:height="0.299cm" svg:x="6.4cm" svg:y="6.6cm" svg:viewBox="0 0 3200 300" draw:points="0,300 3200,300 2900,0 300,0">
          <text:p/>
        </draw:polygon>
        <draw:line draw:style-name="gr15" draw:text-style-name="P2" draw:layer="layout" svg:x1="5cm" svg:y1="6.6cm" svg:x2="6.5cm" svg:y2="6.6cm">
          <text:p/>
        </draw:line>
        <draw:frame draw:style-name="gr4" draw:layer="layout" svg:width="0.6cm" svg:height="0.7cm" svg:x="4.3cm" svg:y="6cm">
          <draw:text-box>
            <text:p>4</text:p>
          </draw:text-box>
        </draw:frame>
        <draw:line draw:style-name="gr10" draw:text-style-name="P2" draw:layer="layout" svg:x1="8cm" svg:y1="2.8cm" svg:x2="8cm" svg:y2="3.2cm">
          <text:p/>
        </draw:line>
        <draw:polygon draw:style-name="gr11" draw:text-style-name="P5" draw:layer="layout" svg:width="1.599cm" svg:height="0.199cm" svg:x="7.2cm" svg:y="6.4cm" svg:viewBox="0 0 1600 200" draw:points="0,200 1600,200 1400,0 200,0">
          <text:p/>
        </draw:polygon>
        <draw:line draw:style-name="gr12" draw:text-style-name="P2" draw:layer="layout" svg:x1="8.5cm" svg:y1="6.4cm" svg:x2="8.5cm" svg:y2="6.2cm">
          <text:p/>
        </draw:line>
        <draw:line draw:style-name="gr12" draw:text-style-name="P2" draw:layer="layout" svg:x1="7.4cm" svg:y1="6.4cm" svg:x2="7.4cm" svg:y2="6.2cm">
          <text:p/>
        </draw:line>
        <draw:line draw:style-name="gr15" draw:text-style-name="P2" draw:layer="layout" svg:x1="5cm" svg:y1="6.2cm" svg:x2="5.8cm" svg:y2="6.2cm">
          <text:p/>
        </draw:line>
        <draw:polygon draw:style-name="gr16" draw:text-style-name="P7" draw:layer="layout" svg:width="0.999cm" svg:height="0.499cm" svg:x="8.6cm" svg:y="6.4cm" svg:viewBox="0 0 1000 500" draw:points="500,0 1000,500 0,500 0,0">
          <text:p/>
        </draw:polygon>
        <draw:frame draw:style-name="gr4" draw:layer="layout" svg:width="0.6cm" svg:height="0.7cm" svg:x="4.3cm" svg:y="6.5cm">
          <draw:text-box>
            <text:p>3</text:p>
          </draw:text-box>
        </draw:frame>
        <draw:frame draw:style-name="gr17" draw:layer="layout" svg:width="3.076cm" svg:height="0.675cm" svg:x="5.424cm" svg:y="7.225cm">
          <draw:text-box>
            <text:p>* für R=225mm</text:p>
          </draw:text-box>
        </draw:frame>
        <draw:polygon draw:style-name="gr18" draw:text-style-name="P8" draw:layer="layout" svg:width="2.199cm" svg:height="1.199cm" svg:x="6.9cm" svg:y="2cm" svg:viewBox="0 0 2200 1200" draw:points="1100,900 200,900 0,1200 0,200 200,0 2000,0 2200,200 2200,1200 2000,900">
          <text:p/>
        </draw:polygon>
        <draw:polygon draw:style-name="gr19" draw:text-style-name="P8" draw:layer="layout" svg:width="4.199cm" svg:height="3.299cm" svg:x="5.9cm" svg:y="2.9cm" svg:viewBox="0 0 4200 3300" draw:points="2800,3300 100,3300 100,2700 0,2700 0,800 500,0 3700,0 4200,800 4200,2700 4100,2700 4100,3300">
          <text:p/>
        </draw:polygon>
        <draw:polygon draw:style-name="gr20" draw:text-style-name="P8" draw:layer="layout" svg:width="2.799cm" svg:height="3.299cm" svg:x="6.6cm" svg:y="2.9cm" svg:viewBox="0 0 2800 3300" draw:points="1400,3300 100,3300 100,2700 0,2700 0,800 500,0 2300,0 2800,800 2800,2700 2700,2700 2700,3300">
          <text:p/>
        </draw:polygon>
        <draw:line draw:style-name="gr21" draw:text-style-name="P2" draw:layer="layout" svg:x1="6.7cm" svg:y1="6cm" svg:x2="9.3cm" svg:y2="6cm">
          <text:p/>
        </draw:line>
        <draw:line draw:style-name="gr15" draw:text-style-name="P2" draw:layer="layout" svg:x1="5cm" svg:y1="6.9cm" svg:x2="6.2cm" svg:y2="6.9cm">
          <text:p/>
        </draw:line>
        <draw:line draw:style-name="gr22" draw:text-style-name="P2" draw:layer="layout" svg:x1="10.1cm" svg:y1="5.2cm" svg:x2="10.8cm" svg:y2="5.2cm">
          <text:p/>
        </draw:line>
        <draw:line draw:style-name="gr15" draw:text-style-name="P2" draw:layer="layout" svg:x1="9.4cm" svg:y1="5.2cm" svg:x2="10.1cm" svg:y2="5.2cm">
          <text:p/>
        </draw:line>
        <draw:frame draw:style-name="gr4" draw:layer="layout" svg:width="0.7cm" svg:height="0.7cm" svg:x="9.5cm" svg:y="4.6cm">
          <draw:text-box>
            <text:p>7*</text:p>
          </draw:text-box>
        </draw:frame>
        <draw:frame draw:style-name="gr4" draw:layer="layout" svg:width="0.7cm" svg:height="0.7cm" svg:x="7.7cm" svg:y="5.4cm">
          <draw:text-box>
            <text:p>25</text:p>
          </draw:text-box>
        </draw:frame>
        <draw:line draw:style-name="gr10" draw:text-style-name="P2" draw:layer="layout" svg:x1="8cm" svg:y1="6.1cm" svg:x2="8cm" svg:y2="7.1cm">
          <text:p/>
        </draw:line>
        <draw:line draw:style-name="gr21" draw:text-style-name="P2" draw:layer="layout" svg:x1="6.6cm" svg:y1="5.2cm" svg:x2="9.4cm" svg:y2="5.2cm">
          <text:p/>
        </draw:line>
        <draw:frame draw:style-name="gr4" draw:layer="layout" svg:width="0.7cm" svg:height="0.7cm" svg:x="7.7cm" svg:y="4.6cm">
          <draw:text-box>
            <text:p>27</text:p>
          </draw:text-box>
        </draw:frame>
        <draw:line draw:style-name="gr10" draw:text-style-name="P2" draw:layer="layout" svg:x1="8cm" svg:y1="5.3cm" svg:x2="8cm" svg:y2="5.5cm">
          <text:p/>
        </draw:line>
        <draw:line draw:style-name="gr21" draw:text-style-name="P2" draw:layer="layout" svg:x1="7.1cm" svg:y1="3.7cm" svg:x2="8.9cm" svg:y2="3.7cm">
          <text:p/>
        </draw:line>
        <draw:frame draw:style-name="gr4" draw:layer="layout" svg:width="0.7cm" svg:height="0.7cm" svg:x="7.7cm" svg:y="3.1cm">
          <draw:text-box>
            <text:p>18</text:p>
          </draw:text-box>
        </draw:frame>
        <draw:line draw:style-name="gr10" draw:text-style-name="P2" draw:layer="layout" svg:x1="4.8cm" svg:y1="3cm" svg:x2="4.8cm" svg:y2="3.3cm">
          <text:p/>
        </draw:line>
        <draw:line draw:style-name="gr15" draw:text-style-name="P2" draw:layer="layout" svg:x1="8.9cm" svg:y1="2.9cm" svg:x2="8.9cm" svg:y2="3.8cm">
          <text:p/>
        </draw:line>
        <draw:line draw:style-name="gr15" draw:text-style-name="P2" draw:layer="layout" svg:x1="7.1cm" svg:y1="2.9cm" svg:x2="7.1cm" svg:y2="3.8cm">
          <text:p/>
        </draw:line>
        <draw:line draw:style-name="gr10" draw:text-style-name="P2" draw:layer="layout" svg:x1="8cm" svg:y1="3.8cm" svg:x2="8cm" svg:y2="4.6cm">
          <text:p/>
        </draw:line>
        <draw:line draw:style-name="gr21" draw:text-style-name="P2" draw:layer="layout" svg:x1="6.9cm" svg:y1="2.7cm" svg:x2="9.1cm" svg:y2="2.7cm">
          <text:p/>
        </draw:line>
        <draw:frame draw:style-name="gr4" draw:layer="layout" svg:width="0.7cm" svg:height="0.7cm" svg:x="7.7cm" svg:y="2.1cm">
          <draw:text-box>
            <text:p>22</text:p>
          </draw:text-box>
        </draw:frame>
        <draw:line draw:style-name="gr10" draw:text-style-name="P2" draw:layer="layout" svg:x1="8cm" svg:y1="1.6cm" svg:x2="8cm" svg:y2="2.2cm">
          <text:p/>
        </draw:line>
        <draw:line draw:style-name="gr21" draw:text-style-name="P2" draw:layer="layout" svg:x1="7.1cm" svg:y1="1.5cm" svg:x2="8.9cm" svg:y2="1.5cm">
          <text:p/>
        </draw:line>
        <draw:frame draw:style-name="gr4" draw:layer="layout" svg:width="0.7cm" svg:height="0.7cm" svg:x="7.7cm" svg:y="0.9cm">
          <draw:text-box>
            <text:p>18</text:p>
          </draw:text-box>
        </draw:frame>
        <draw:line draw:style-name="gr15" draw:text-style-name="P2" draw:layer="layout" svg:x1="8.9cm" svg:y1="1.4cm" svg:x2="8.9cm" svg:y2="2cm">
          <text:p/>
        </draw:line>
        <draw:line draw:style-name="gr15" draw:text-style-name="P2" draw:layer="layout" svg:x1="7.1cm" svg:y1="1.4cm" svg:x2="7.1cm" svg:y2="2cm">
          <text:p/>
        </draw:line>
        <draw:line draw:style-name="gr15" draw:text-style-name="P2" draw:layer="layout" svg:x1="9.5cm" svg:y1="6.6cm" svg:x2="13cm" svg:y2="6.6cm">
          <text:p/>
        </draw:line>
        <draw:line draw:style-name="gr21" draw:text-style-name="P2" draw:layer="layout" svg:x1="12.9cm" svg:y1="6.6cm" svg:x2="12.9cm" svg:y2="2cm">
          <text:p/>
        </draw:line>
        <draw:line draw:style-name="gr15" draw:text-style-name="P2" draw:layer="layout" svg:x1="9.1cm" svg:y1="2cm" svg:x2="13cm" svg:y2="2cm">
          <text:p/>
        </draw:line>
        <draw:line draw:style-name="gr21" draw:text-style-name="P2" draw:layer="layout" svg:x1="12.1cm" svg:y1="6.6cm" svg:x2="12.1cm" svg:y2="2.9cm">
          <text:p/>
        </draw:line>
        <draw:line draw:style-name="gr15" draw:text-style-name="P2" draw:layer="layout" svg:x1="9.8cm" svg:y1="2.9cm" svg:x2="12.3cm" svg:y2="2.9cm">
          <text:p/>
        </draw:line>
        <draw:frame draw:style-name="gr23" draw:layer="layout" svg:width="3.131cm" svg:height="0.675cm" svg:x="9.6cm" svg:y="7.225cm">
          <draw:text-box>
            <text:p>** NEM 102: 41</text:p>
          </draw:text-box>
        </draw:frame>
        <draw:line draw:style-name="gr21" draw:text-style-name="P2" draw:layer="layout" svg:x1="11.3cm" svg:y1="6.6cm" svg:x2="11.3cm" svg:y2="3.7cm">
          <text:p/>
        </draw:line>
        <draw:frame draw:style-name="gr4" draw:layer="layout" svg:width="0.7cm" svg:height="0.7cm" svg:x="11.3cm" svg:y="4.9cm">
          <draw:text-box>
            <text:p>25</text:p>
          </draw:text-box>
        </draw:frame>
        <draw:line draw:style-name="gr15" draw:text-style-name="P2" draw:layer="layout" svg:x1="10.3cm" svg:y1="3.7cm" svg:x2="11.4cm" svg:y2="3.7cm">
          <text:p/>
        </draw:line>
        <draw:frame draw:style-name="gr4" draw:text-style-name="P9" draw:layer="layout" svg:width="2.1cm" svg:height="0.6cm" svg:x="11.9cm" svg:y="11.5cm">
          <draw:text-box>
            <text:p><text:span text:style-name="T2">Bahndamm</text:span></text:p>
          </draw:text-box>
        </draw:frame>
        <draw:frame draw:style-name="gr4" draw:layer="layout" svg:width="0.7cm" svg:height="0.7cm" svg:x="12.1cm" svg:y="4.3cm">
          <draw:text-box>
            <text:p>37</text:p>
          </draw:text-box>
        </draw:frame>
        <draw:frame draw:style-name="gr4" draw:layer="layout" svg:width="1.1cm" svg:height="0.7cm" svg:x="13cm" svg:y="3.9cm">
          <draw:text-box>
            <text:p>46**</text:p>
          </draw:text-box>
        </draw:frame>
        <draw:line draw:style-name="gr22" draw:text-style-name="P2" draw:layer="layout" svg:x1="5.2cm" svg:y1="6.2cm" svg:x2="5.2cm" svg:y2="5.5cm">
          <text:p/>
        </draw:line>
        <draw:line draw:style-name="gr22" draw:text-style-name="P2" draw:layer="layout" svg:x1="5.2cm" svg:y1="6.898cm" svg:x2="5.2cm" svg:y2="7.6cm">
          <text:p/>
        </draw:line>
        <draw:line draw:style-name="gr15" draw:text-style-name="P2" draw:layer="layout" svg:x1="5.2cm" svg:y1="6.9cm" svg:x2="5.2cm" svg:y2="6.2cm">
          <text:p/>
        </draw:line>
        <draw:line draw:style-name="gr15" draw:text-style-name="P2" draw:layer="layout" svg:x1="5.1cm" svg:y1="6.7cm" svg:x2="5.3cm" svg:y2="6.5cm">
          <text:p/>
        </draw:line>
        <draw:line draw:style-name="gr2" draw:text-style-name="P2" draw:layer="layout" svg:x1="4.9cm" svg:y1="15cm" svg:x2="5.1cm" svg:y2="15cm">
          <text:p/>
        </draw:line>
        <draw:frame draw:style-name="gr4" draw:text-style-name="P10" draw:layer="layout" svg:width="0.8cm" svg:height="0.7cm" svg:x="14.1cm" svg:y="14.7cm">
          <draw:text-box>
            <text:p><text:span text:style-name="T3">E0</text:span></text:p>
          </draw:text-box>
        </draw:frame>
        <draw:frame draw:style-name="gr4" draw:text-style-name="P10" draw:layer="layout" svg:width="0.8cm" svg:height="0.7cm" svg:x="14.1cm" svg:y="14.3cm">
          <draw:text-box>
            <text:p><text:span text:style-name="T3">E5</text:span></text:p>
          </draw:text-box>
        </draw:frame>
        <draw:line draw:style-name="gr9" draw:text-style-name="P2" draw:layer="layout" svg:x1="13.4cm" svg:y1="14.5cm" svg:x2="14cm" svg:y2="14.5cm">
          <text:p/>
        </draw:line>
        <draw:line draw:style-name="gr2" draw:text-style-name="P2" draw:layer="layout" svg:x1="13.4cm" svg:y1="14.2cm" svg:x2="14cm" svg:y2="14.2cm">
          <text:p/>
        </draw:line>
        <draw:line draw:style-name="gr2" draw:text-style-name="P2" draw:layer="layout" svg:x1="13.4cm" svg:y1="14cm" svg:x2="14cm" svg:y2="14cm">
          <text:p/>
        </draw:line>
        <draw:line draw:style-name="gr2" draw:text-style-name="P2" draw:layer="layout" svg:x1="13.4cm" svg:y1="13.8cm" svg:x2="14cm" svg:y2="13.8cm">
          <text:p/>
        </draw:line>
        <draw:frame draw:style-name="gr4" draw:text-style-name="P10" draw:layer="layout" svg:width="0.8cm" svg:height="0.7cm" svg:x="14.1cm" svg:y="13.9cm">
          <draw:text-box>
            <text:p><text:span text:style-name="T3">E8</text:span></text:p>
          </draw:text-box>
        </draw:frame>
        <draw:frame draw:style-name="gr4" draw:text-style-name="P10" draw:layer="layout" svg:width="0.9cm" svg:height="0.7cm" svg:x="14.1cm" svg:y="13.5cm">
          <draw:text-box>
            <text:p><text:span text:style-name="T3">E10</text:span></text:p>
          </draw:text-box>
        </draw:frame>
        <draw:frame draw:style-name="gr4" draw:text-style-name="P10" draw:layer="layout" svg:width="0.9cm" svg:height="0.7cm" svg:x="14.1cm" svg:y="13.1cm">
          <draw:text-box>
            <text:p><text:span text:style-name="T3">E12</text:span></text:p>
          </draw:text-box>
        </draw:frame>
        <draw:line draw:style-name="gr14" draw:text-style-name="P2" draw:layer="layout" svg:x1="14.1cm" svg:y1="13.5cm" svg:x2="13.7cm" svg:y2="13.8cm">
          <text:p/>
        </draw:line>
        <draw:line draw:style-name="gr14" draw:text-style-name="P2" draw:layer="layout" svg:x1="14.1cm" svg:y1="13.9cm" svg:x2="13.7cm" svg:y2="14cm">
          <text:p/>
        </draw:line>
        <draw:frame draw:style-name="gr4" draw:layer="layout" svg:width="1.7cm" svg:height="0.6cm" svg:x="8.3cm" svg:y="14.9cm">
          <draw:text-box>
            <text:p>Gelände</text:p>
          </draw:text-box>
        </draw:frame>
        <draw:frame draw:style-name="gr4" draw:layer="layout" svg:width="2.4cm" svg:height="0.6cm" svg:x="11.9cm" svg:y="12.3cm">
          <draw:text-box>
            <text:p>Seitengraben</text:p>
          </draw:text-box>
        </draw:frame>
        <draw:polyline draw:style-name="gr14" draw:text-style-name="P2" draw:layer="layout" svg:width="1.899cm" svg:height="2.999cm" svg:x="10cm" svg:y="11.8cm" svg:viewBox="0 0 1900 3000" draw:points="1900,0 1500,0 0,3000">
          <text:p/>
        </draw:polyline>
        <draw:circle draw:style-name="gr24" draw:text-style-name="P11" draw:layer="layout" svg:width="0.1cm" svg:height="0.1cm" svg:x="9.95cm" svg:y="14.75cm">
          <text:p/>
        </draw:circle>
        <draw:frame draw:style-name="gr4" draw:layer="layout" svg:width="2.3cm" svg:height="0.6cm" svg:x="11.9cm" svg:y="10.2cm">
          <draw:text-box>
            <text:p>Gleisschotter</text:p>
          </draw:text-box>
        </draw:frame>
        <draw:polyline draw:style-name="gr14" draw:text-style-name="P2" draw:layer="layout" svg:width="3.499cm" svg:height="3.599cm" svg:x="8.4cm" svg:y="10.5cm" svg:viewBox="0 0 3500 3600" draw:points="3500,0 2800,0 0,3600">
          <text:p/>
        </draw:polyline>
        <draw:circle draw:style-name="gr24" draw:text-style-name="P11" draw:layer="layout" svg:width="0.1cm" svg:height="0.1cm" svg:x="8.35cm" svg:y="14.05cm">
          <text:p/>
        </draw:circle>
        <draw:circle draw:style-name="gr24" draw:text-style-name="P11" draw:layer="layout" svg:width="0.1cm" svg:height="0.1cm" svg:x="10.25cm" svg:y="14.75cm">
          <text:p/>
        </draw:circle>
        <draw:circle draw:style-name="gr24" draw:text-style-name="P11" draw:layer="layout" svg:width="0.1cm" svg:height="0.1cm" svg:x="9.75cm" svg:y="14.45cm">
          <text:p/>
        </draw:circle>
        <draw:circle draw:style-name="gr24" draw:text-style-name="P11" draw:layer="layout" svg:width="0.1cm" svg:height="0.1cm" svg:x="10.65cm" svg:y="14.95cm">
          <text:p/>
        </draw:circle>
        <draw:line draw:style-name="gr25" draw:text-style-name="P8" draw:layer="layout" svg:x1="7.4cm" svg:y1="14cm" svg:x2="6.9cm" svg:y2="14cm">
          <text:p/>
        </draw:line>
        <draw:line draw:style-name="gr25" draw:text-style-name="P8" draw:layer="layout" svg:x1="6.7cm" svg:y1="14.2cm" svg:x2="6.9cm" svg:y2="14cm">
          <text:p/>
        </draw:line>
        <draw:line draw:style-name="gr2" draw:text-style-name="P2" draw:layer="layout" svg:x1="8.45cm" svg:y1="13.7cm" svg:x2="8.45cm" svg:y2="12.7cm">
          <text:p/>
        </draw:line>
        <draw:line draw:style-name="gr26" draw:text-style-name="P2" draw:layer="layout" svg:x1="6.9cm" svg:y1="11.5cm" svg:x2="9.1cm" svg:y2="11.5cm">
          <text:p/>
        </draw:line>
        <draw:frame draw:style-name="gr4" draw:text-style-name="P6" draw:layer="layout" svg:width="0.6cm" svg:height="0.6cm" svg:x="7.7cm" svg:y="11cm">
          <draw:text-box>
            <text:p><text:span text:style-name="T1">22</text:span></text:p>
          </draw:text-box>
        </draw:frame>
        <draw:line draw:style-name="gr27" draw:text-style-name="P2" draw:layer="layout" svg:x1="6.9cm" svg:y1="13.9cm" svg:x2="6.9cm" svg:y2="11.4cm">
          <text:p/>
        </draw:line>
        <draw:line draw:style-name="gr27" draw:text-style-name="P2" draw:layer="layout" svg:x1="9.1cm" svg:y1="13.9cm" svg:x2="9.1cm" svg:y2="11.4cm">
          <text:p/>
        </draw:line>
        <draw:line draw:style-name="gr2" draw:text-style-name="P2" draw:layer="layout" svg:x1="8.8cm" svg:y1="14.1cm" svg:x2="8.8cm" svg:y2="12cm">
          <text:p/>
        </draw:line>
        <draw:frame draw:style-name="gr28" draw:layer="layout" svg:width="1cm" svg:height="0.8cm" svg:x="3.1cm" svg:y="14.1cm">
          <draw:text-box>
            <text:p>12,1</text:p>
          </draw:text-box>
        </draw:frame>
        <draw:frame draw:style-name="gr28" draw:layer="layout" svg:width="1cm" svg:height="0.7cm" svg:x="4cm" svg:y="14cm">
          <draw:text-box>
            <text:p><text:span text:style-name="T4">±</text:span>0,1</text:p>
          </draw:text-box>
        </draw:frame>
        <draw:frame draw:style-name="gr4" draw:layer="layout" svg:width="1.5cm" svg:height="0.6cm" svg:x="17.1cm" svg:y="10.4cm">
          <draw:text-box>
            <text:p>Oberbau</text:p>
          </draw:text-box>
        </draw:frame>
        <draw:line draw:style-name="gr29" draw:text-style-name="P8" draw:layer="layout" svg:x1="17cm" svg:y1="10.3cm" svg:x2="17cm" svg:y2="12.8cm">
          <text:p/>
        </draw:line>
        <draw:frame draw:style-name="gr4" draw:layer="layout" svg:width="1.5cm" svg:height="0.6cm" svg:x="17.1cm" svg:y="11.7cm">
          <draw:text-box>
            <text:p>Unterbau</text:p>
          </draw:text-box>
        </draw:frame>
        <draw:line draw:style-name="gr9" draw:text-style-name="P2" draw:layer="layout" svg:x1="12cm" svg:y1="11.15cm" svg:x2="18.6cm" svg:y2="11.15cm">
          <text:p/>
        </draw:line>
        <draw:polygon draw:style-name="gr30" draw:text-style-name="P12" draw:layer="layout" svg:width="0.999cm" svg:height="0.499cm" svg:x="8.6cm" svg:y="14cm" svg:viewBox="0 0 1000 500" draw:points="500,0 1000,500 0,500 0,0">
          <text:p/>
        </draw:polygon>
        <draw:circle draw:style-name="gr24" draw:text-style-name="P11" draw:layer="layout" svg:width="0.1cm" svg:height="0.1cm" svg:x="9.05cm" svg:y="14.25cm">
          <text:p/>
        </draw:circle>
        <draw:polyline draw:style-name="gr14" draw:text-style-name="P2" draw:layer="layout" svg:width="2.799cm" svg:height="3.399cm" svg:x="9.1cm" svg:y="10.9cm" svg:viewBox="0 0 2800 3400" draw:points="2800,0 2200,0 0,3400">
          <text:p/>
        </draw:polyline>
        <draw:polygon draw:style-name="gr31" draw:text-style-name="P13" draw:layer="layout" svg:width="4.999cm" svg:height="0.499cm" svg:x="6.8cm" svg:y="24.5cm" svg:viewBox="0 0 5000 500" draw:points="0,500 5000,500 4500,0 500,0">
          <text:p/>
        </draw:polygon>
        <draw:polygon draw:style-name="gr6" draw:text-style-name="P4" draw:layer="layout" svg:width="3.199cm" svg:height="0.299cm" svg:x="7.7cm" svg:y="24.2cm" svg:viewBox="0 0 3200 300" draw:points="0,300 3200,300 2900,0 300,0">
          <text:p/>
        </draw:polygon>
        <draw:frame draw:style-name="gr7" draw:layer="layout" svg:width="0.3cm" svg:height="0.5cm" svg:x="12.7cm" svg:y="24.53cm">
          <draw:text-box>
            <text:p>5</text:p>
          </draw:text-box>
        </draw:frame>
        <draw:line draw:style-name="gr8" draw:text-style-name="P2" draw:layer="layout" svg:x1="12.2cm" svg:y1="25cm" svg:x2="13.4cm" svg:y2="25cm">
          <text:p/>
        </draw:line>
        <draw:line draw:style-name="gr9" draw:text-style-name="P2" draw:layer="layout" svg:x1="12.2cm" svg:y1="24.5cm" svg:x2="12.9cm" svg:y2="24.5cm">
          <text:p/>
        </draw:line>
        <draw:line draw:style-name="gr2" draw:text-style-name="P2" draw:layer="layout" svg:x1="12.2cm" svg:y1="24cm" svg:x2="12.6cm" svg:y2="24cm">
          <text:p/>
        </draw:line>
        <draw:frame draw:style-name="gr7" draw:layer="layout" svg:width="0.3cm" svg:height="0.35cm" svg:x="12.7cm" svg:y="24.19cm">
          <draw:text-box>
            <text:p>3</text:p>
          </draw:text-box>
        </draw:frame>
        <draw:line draw:style-name="gr10" draw:text-style-name="P2" draw:layer="layout" svg:x1="9.3cm" svg:y1="23.7cm" svg:x2="9.3cm" svg:y2="25.2cm">
          <text:p/>
        </draw:line>
        <draw:line draw:style-name="gr2" draw:text-style-name="P2" draw:layer="layout" svg:x1="8.5cm" svg:y1="24.1cm" svg:x2="8.5cm" svg:y2="22.1cm">
          <text:p/>
        </draw:line>
        <draw:frame draw:style-name="gr4" draw:layer="layout" svg:width="1cm" svg:height="0.7cm" svg:x="8.8cm" svg:y="21.6cm">
          <draw:text-box>
            <text:p>16,5</text:p>
          </draw:text-box>
        </draw:frame>
        <draw:line draw:style-name="gr3" draw:text-style-name="P2" draw:layer="layout" svg:x1="8.5cm" svg:y1="22.2cm" svg:x2="10.1cm" svg:y2="22.2cm">
          <text:p/>
        </draw:line>
        <draw:polygon draw:style-name="gr11" draw:text-style-name="P5" draw:layer="layout" svg:width="1.599cm" svg:height="0.199cm" svg:x="8.5cm" svg:y="24cm" svg:viewBox="0 0 1600 200" draw:points="0,200 1600,200 1400,0 200,0">
          <text:p/>
        </draw:polygon>
        <draw:line draw:style-name="gr2" draw:text-style-name="P2" draw:layer="layout" svg:x1="8.85cm" svg:y1="23.7cm" svg:x2="8.85cm" svg:y2="22.7cm">
          <text:p/>
        </draw:line>
        <draw:line draw:style-name="gr3" draw:text-style-name="P2" draw:layer="layout" svg:x1="8.85cm" svg:y1="22.9cm" svg:x2="9.75cm" svg:y2="22.9cm">
          <text:p/>
        </draw:line>
        <draw:frame draw:style-name="gr4" draw:layer="layout" svg:width="0.7cm" svg:height="0.7cm" svg:x="9cm" svg:y="22.2cm">
          <draw:text-box>
            <text:p>9*</text:p>
          </draw:text-box>
        </draw:frame>
        <draw:line draw:style-name="gr12" draw:text-style-name="P2" draw:layer="layout" svg:x1="9.8cm" svg:y1="24cm" svg:x2="9.8cm" svg:y2="23.8cm">
          <text:p/>
        </draw:line>
        <draw:line draw:style-name="gr12" draw:text-style-name="P2" draw:layer="layout" svg:x1="8.8cm" svg:y1="24cm" svg:x2="8.8cm" svg:y2="23.8cm">
          <text:p/>
        </draw:line>
        <draw:line draw:style-name="gr3" draw:text-style-name="P2" draw:layer="layout" svg:x1="8cm" svg:y1="20.8cm" svg:x2="10.6cm" svg:y2="20.8cm">
          <text:p/>
        </draw:line>
        <draw:line draw:style-name="gr2" draw:text-style-name="P2" draw:layer="layout" svg:x1="8cm" svg:y1="24.1cm" svg:x2="8cm" svg:y2="20.7cm">
          <text:p/>
        </draw:line>
        <draw:line draw:style-name="gr2" draw:text-style-name="P2" draw:layer="layout" svg:x1="10.6cm" svg:y1="24.1cm" svg:x2="10.6cm" svg:y2="20.7cm">
          <text:p/>
        </draw:line>
        <draw:frame draw:style-name="gr4" draw:layer="layout" svg:width="1.7cm" svg:height="0.7cm" svg:x="8.5cm" svg:y="20.15cm">
          <draw:text-box>
            <text:p>26 (22*)</text:p>
          </draw:text-box>
        </draw:frame>
        <draw:line draw:style-name="gr3" draw:text-style-name="P2" draw:layer="layout" svg:x1="7.7cm" svg:y1="20.1cm" svg:x2="10.9cm" svg:y2="20.1cm">
          <text:p/>
        </draw:line>
        <draw:line draw:style-name="gr2" draw:text-style-name="P2" draw:layer="layout" svg:x1="7.7cm" svg:y1="24.4cm" svg:x2="7.7cm" svg:y2="20cm">
          <text:p/>
        </draw:line>
        <draw:frame draw:style-name="gr4" draw:layer="layout" svg:width="0.7cm" svg:height="0.7cm" svg:x="8.9cm" svg:y="19.5cm">
          <draw:text-box>
            <text:p>32</text:p>
          </draw:text-box>
        </draw:frame>
        <draw:line draw:style-name="gr2" draw:text-style-name="P2" draw:layer="layout" svg:x1="10.9cm" svg:y1="24.3cm" svg:x2="10.9cm" svg:y2="20cm">
          <text:p/>
        </draw:line>
        <draw:line draw:style-name="gr3" draw:text-style-name="P2" draw:layer="layout" svg:x1="7.3cm" svg:y1="19.5cm" svg:x2="11.3cm" svg:y2="19.5cm">
          <text:p/>
        </draw:line>
        <draw:line draw:style-name="gr2" draw:text-style-name="P2" draw:layer="layout" svg:x1="7.3cm" svg:y1="24.4cm" svg:x2="7.3cm" svg:y2="19.4cm">
          <text:p/>
        </draw:line>
        <draw:line draw:style-name="gr2" draw:text-style-name="P2" draw:layer="layout" svg:x1="11.3cm" svg:y1="24.4cm" svg:x2="11.3cm" svg:y2="19.4cm">
          <text:p/>
        </draw:line>
        <draw:frame draw:style-name="gr4" draw:layer="layout" svg:width="2.9cm" svg:height="0.6cm" svg:x="14.5cm" svg:y="24.5cm">
          <draw:text-box>
            <text:p>Pappelsperrholz</text:p>
          </draw:text-box>
        </draw:frame>
        <draw:frame draw:style-name="gr4" draw:layer="layout" svg:width="2.3cm" svg:height="0.6cm" svg:x="14.5cm" svg:y="24.05cm">
          <draw:text-box>
            <text:p>Schaumstoff</text:p>
          </draw:text-box>
        </draw:frame>
        <draw:frame draw:style-name="gr4" draw:layer="layout" svg:width="3.6cm" svg:height="0.6cm" svg:x="14.5cm" svg:y="23.6cm">
          <draw:text-box>
            <text:p>N-Gleis Schotterbett</text:p>
          </draw:text-box>
        </draw:frame>
        <draw:frame draw:style-name="gr4" draw:layer="layout" svg:width="2cm" svg:height="0.7cm" svg:x="13.4cm" svg:y="26cm">
          <draw:text-box>
            <text:p>* NEM122</text:p>
          </draw:text-box>
        </draw:frame>
        <draw:line draw:style-name="gr13" draw:text-style-name="P2" draw:layer="layout" svg:x1="11.8cm" svg:y1="25cm" svg:x2="12.1cm" svg:y2="25cm">
          <text:p/>
        </draw:line>
        <draw:line draw:style-name="gr13" draw:text-style-name="P2" draw:layer="layout" svg:x1="6.5cm" svg:y1="25cm" svg:x2="6.8cm" svg:y2="25cm">
          <text:p/>
        </draw:line>
        <draw:frame draw:style-name="gr4" draw:layer="layout" svg:width="1.7cm" svg:height="0.7cm" svg:x="8.5cm" svg:y="18.85cm">
          <draw:text-box>
            <text:p>40 (38*)</text:p>
          </draw:text-box>
        </draw:frame>
        <draw:line draw:style-name="gr2" draw:text-style-name="P2" draw:layer="layout" svg:x1="12.2cm" svg:y1="23.8cm" svg:x2="12.5cm" svg:y2="23.8cm">
          <text:p/>
        </draw:line>
        <draw:frame draw:style-name="gr4" draw:layer="layout" svg:width="1.5cm" svg:height="0.6cm" svg:x="14.5cm" svg:y="23.2cm">
          <draw:text-box>
            <text:p>Schiene</text:p>
          </draw:text-box>
        </draw:frame>
        <draw:line draw:style-name="gr14" draw:text-style-name="P2" draw:layer="layout" svg:x1="12.6cm" svg:y1="23.8cm" svg:x2="12.4cm" svg:y2="23.9cm">
          <text:p/>
        </draw:line>
        <draw:frame draw:style-name="gr4" draw:layer="layout" svg:width="3.6cm" svg:height="0.6cm" svg:x="2.2cm" svg:y="23.3cm">
          <draw:text-box>
            <text:p>Randweg (auf Planum)</text:p>
          </draw:text-box>
        </draw:frame>
        <draw:frame draw:style-name="gr4" draw:layer="layout" svg:width="1.8cm" svg:height="0.6cm" svg:x="2.2cm" svg:y="24.1cm">
          <draw:text-box>
            <text:p>Böschung</text:p>
          </draw:text-box>
        </draw:frame>
        <draw:polyline draw:style-name="gr14" draw:text-style-name="P2" draw:layer="layout" svg:width="2.999cm" svg:height="0.399cm" svg:x="4cm" svg:y="24.4cm" svg:viewBox="0 0 3000 400" draw:points="0,0 2600,0 3000,400">
          <text:p/>
        </draw:polyline>
        <draw:polyline draw:style-name="gr14" draw:text-style-name="P2" draw:layer="layout" svg:width="2.099cm" svg:height="0.199cm" svg:x="4.6cm" svg:y="24.8cm" svg:viewBox="0 0 2100 200" draw:points="0,0 1900,0 2100,200">
          <text:p/>
        </draw:polyline>
        <draw:polyline draw:style-name="gr14" draw:text-style-name="P2" draw:layer="layout" svg:width="1.799cm" svg:height="0.899cm" svg:x="5.7cm" svg:y="23.6cm" svg:viewBox="0 0 1800 900" draw:points="0,0 900,0 1800,900">
          <text:p/>
        </draw:polyline>
        <draw:frame draw:style-name="gr4" draw:text-style-name="P6" draw:layer="layout" svg:width="4.5cm" svg:height="0.6cm" svg:x="2.1cm" svg:y="22.8cm">
          <draw:text-box>
            <text:p><text:span text:style-name="T1">Gleisbett (Bettungskörper)</text:span></text:p>
          </draw:text-box>
        </draw:frame>
        <draw:line draw:style-name="gr2" draw:text-style-name="P2" draw:layer="layout" svg:x1="9.9cm" svg:y1="23.8cm" svg:x2="11.7cm" svg:y2="23.8cm">
          <text:p/>
        </draw:line>
        <draw:line draw:style-name="gr3" draw:text-style-name="P2" draw:layer="layout" svg:x1="11.6cm" svg:y1="25cm" svg:x2="11.6cm" svg:y2="23.8cm">
          <text:p/>
        </draw:line>
        <draw:frame draw:style-name="gr4" draw:text-style-name="P15" draw:layer="layout" svg:width="2.3cm" svg:height="0.6cm" svg:x="2.2cm" svg:y="23.7cm">
          <draw:text-box>
            <text:p text:style-name="P14"><text:span text:style-name="T5">Bahndamm</text:span></text:p>
          </draw:text-box>
        </draw:frame>
        <draw:line draw:style-name="gr2" draw:text-style-name="P2" draw:layer="layout" svg:x1="11.4cm" svg:y1="25cm" svg:x2="11.6cm" svg:y2="25cm">
          <text:p/>
        </draw:line>
        <draw:frame draw:style-name="gr4" draw:text-style-name="P10" draw:layer="layout" svg:width="0.8cm" svg:height="0.7cm" svg:x="13.5cm" svg:y="24.7cm">
          <draw:text-box>
            <text:p><text:span text:style-name="T3">E0</text:span></text:p>
          </draw:text-box>
        </draw:frame>
        <draw:frame draw:style-name="gr4" draw:text-style-name="P10" draw:layer="layout" svg:width="0.8cm" svg:height="0.7cm" svg:x="13.5cm" svg:y="24.3cm">
          <draw:text-box>
            <text:p><text:span text:style-name="T3">E5</text:span></text:p>
          </draw:text-box>
        </draw:frame>
        <draw:line draw:style-name="gr9" draw:text-style-name="P2" draw:layer="layout" svg:x1="12.9cm" svg:y1="24.5cm" svg:x2="13.4cm" svg:y2="24.5cm">
          <text:p/>
        </draw:line>
        <draw:line draw:style-name="gr2" draw:text-style-name="P2" draw:layer="layout" svg:x1="12.2cm" svg:y1="24.2cm" svg:x2="13.4cm" svg:y2="24.2cm">
          <text:p/>
        </draw:line>
        <draw:line draw:style-name="gr2" draw:text-style-name="P2" draw:layer="layout" svg:x1="13.1cm" svg:y1="24cm" svg:x2="13.4cm" svg:y2="24cm">
          <text:p/>
        </draw:line>
        <draw:line draw:style-name="gr2" draw:text-style-name="P2" draw:layer="layout" svg:x1="13.1cm" svg:y1="23.8cm" svg:x2="13.4cm" svg:y2="23.8cm">
          <text:p/>
        </draw:line>
        <draw:frame draw:style-name="gr4" draw:text-style-name="P10" draw:layer="layout" svg:width="0.8cm" svg:height="0.7cm" svg:x="13.5cm" svg:y="23.9cm">
          <draw:text-box>
            <text:p><text:span text:style-name="T3">E8</text:span></text:p>
          </draw:text-box>
        </draw:frame>
        <draw:frame draw:style-name="gr4" draw:text-style-name="P10" draw:layer="layout" svg:width="1cm" svg:height="0.7cm" svg:x="13.5cm" svg:y="23.5cm">
          <draw:text-box>
            <text:p><text:span text:style-name="T3">E10</text:span></text:p>
          </draw:text-box>
        </draw:frame>
        <draw:frame draw:style-name="gr4" draw:text-style-name="P10" draw:layer="layout" svg:width="1cm" svg:height="0.7cm" svg:x="13.5cm" svg:y="23.1cm">
          <draw:text-box>
            <text:p><text:span text:style-name="T3">E12</text:span></text:p>
          </draw:text-box>
        </draw:frame>
        <draw:line draw:style-name="gr14" draw:text-style-name="P2" draw:layer="layout" svg:x1="13.5cm" svg:y1="23.6cm" svg:x2="13.2cm" svg:y2="23.8cm">
          <text:p/>
        </draw:line>
        <draw:line draw:style-name="gr14" draw:text-style-name="P2" draw:layer="layout" svg:x1="13.5cm" svg:y1="23.9cm" svg:x2="13.2cm" svg:y2="24cm">
          <text:p/>
        </draw:line>
        <draw:frame draw:style-name="gr4" draw:layer="layout" svg:width="1.8cm" svg:height="0.6cm" svg:x="2.2cm" svg:y="24.95cm">
          <draw:text-box>
            <text:p>Gelände</text:p>
          </draw:text-box>
        </draw:frame>
        <draw:frame draw:style-name="gr4" draw:layer="layout" svg:width="2.4cm" svg:height="0.6cm" svg:x="2.2cm" svg:y="24.5cm">
          <draw:text-box>
            <text:p>Seitengraben</text:p>
          </draw:text-box>
        </draw:frame>
        <draw:polyline draw:style-name="gr14" draw:text-style-name="P2" draw:layer="layout" svg:width="2.899cm" svg:height="0.799cm" svg:x="4.5cm" svg:y="24cm" svg:viewBox="0 0 2900 800" draw:points="2900,800 2100,0 0,0">
          <text:p/>
        </draw:polyline>
        <draw:circle draw:style-name="gr24" draw:text-style-name="P11" draw:layer="layout" svg:width="0.1cm" svg:height="0.1cm" svg:x="6.95cm" svg:y="24.75cm">
          <text:p/>
        </draw:circle>
        <draw:frame draw:style-name="gr4" draw:layer="layout" svg:width="2.3cm" svg:height="0.6cm" svg:x="2.2cm" svg:y="22.4cm">
          <draw:text-box>
            <text:p>Gleisschotter</text:p>
          </draw:text-box>
        </draw:frame>
        <draw:polyline draw:style-name="gr14" draw:text-style-name="P2" draw:layer="layout" svg:width="4.299cm" svg:height="1.399cm" svg:x="4.6cm" svg:y="22.7cm" svg:viewBox="0 0 4300 1400" draw:points="0,0 2300,0 4300,1400">
          <text:p/>
        </draw:polyline>
        <draw:circle draw:style-name="gr24" draw:text-style-name="P11" draw:layer="layout" svg:width="0.1cm" svg:height="0.1cm" svg:x="8.85cm" svg:y="24.05cm">
          <text:p/>
        </draw:circle>
        <draw:circle draw:style-name="gr24" draw:text-style-name="P11" draw:layer="layout" svg:width="0.1cm" svg:height="0.1cm" svg:x="7.35cm" svg:y="24.75cm">
          <text:p/>
        </draw:circle>
        <draw:circle draw:style-name="gr24" draw:text-style-name="P11" draw:layer="layout" svg:width="0.1cm" svg:height="0.1cm" svg:x="7.45cm" svg:y="24.45cm">
          <text:p/>
        </draw:circle>
        <draw:circle draw:style-name="gr24" draw:text-style-name="P11" draw:layer="layout" svg:width="0.1cm" svg:height="0.1cm" svg:x="6.65cm" svg:y="24.95cm">
          <text:p/>
        </draw:circle>
        <draw:line draw:style-name="gr25" draw:text-style-name="P8" draw:layer="layout" svg:x1="10.4cm" svg:y1="24cm" svg:x2="9.9cm" svg:y2="24cm">
          <text:p/>
        </draw:line>
        <draw:line draw:style-name="gr25" draw:text-style-name="P8" draw:layer="layout" svg:x1="10.6cm" svg:y1="24.2cm" svg:x2="10.4cm" svg:y2="24cm">
          <text:p/>
        </draw:line>
        <draw:line draw:style-name="gr2" draw:text-style-name="P2" draw:layer="layout" svg:x1="9.75cm" svg:y1="23.7cm" svg:x2="9.75cm" svg:y2="22.7cm">
          <text:p/>
        </draw:line>
        <draw:line draw:style-name="gr26" draw:text-style-name="P2" draw:layer="layout" svg:x1="8.2cm" svg:y1="21.5cm" svg:x2="10.4cm" svg:y2="21.5cm">
          <text:p/>
        </draw:line>
        <draw:frame draw:style-name="gr4" draw:text-style-name="P6" draw:layer="layout" svg:width="0.6cm" svg:height="0.6cm" svg:x="9cm" svg:y="21cm">
          <draw:text-box>
            <text:p><text:span text:style-name="T1">22</text:span></text:p>
          </draw:text-box>
        </draw:frame>
        <draw:line draw:style-name="gr27" draw:text-style-name="P2" draw:layer="layout" svg:x1="8.2cm" svg:y1="23.9cm" svg:x2="8.2cm" svg:y2="21.4cm">
          <text:p/>
        </draw:line>
        <draw:line draw:style-name="gr27" draw:text-style-name="P2" draw:layer="layout" svg:x1="10.4cm" svg:y1="23.9cm" svg:x2="10.4cm" svg:y2="21.4cm">
          <text:p/>
        </draw:line>
        <draw:line draw:style-name="gr2" draw:text-style-name="P2" draw:layer="layout" svg:x1="10.1cm" svg:y1="24.1cm" svg:x2="10.1cm" svg:y2="22cm">
          <text:p/>
        </draw:line>
        <draw:frame draw:style-name="gr28" draw:layer="layout" svg:width="1cm" svg:height="0.8cm" svg:x="12.6cm" svg:y="22.15cm">
          <draw:text-box>
            <text:p>12,1</text:p>
          </draw:text-box>
        </draw:frame>
        <draw:frame draw:style-name="gr28" draw:layer="layout" svg:width="1cm" svg:height="0.7cm" svg:x="13.5cm" svg:y="22cm">
          <draw:text-box>
            <text:p><text:span text:style-name="T4">±</text:span>0,1</text:p>
          </draw:text-box>
        </draw:frame>
        <draw:frame draw:style-name="gr4" draw:text-style-name="P16" draw:layer="layout" svg:width="1.5cm" svg:height="0.6cm" svg:x="2.5cm" svg:y="21.5cm">
          <draw:text-box>
            <text:p text:style-name="P16"><text:span text:style-name="T6">Oberbau</text:span></text:p>
          </draw:text-box>
        </draw:frame>
        <draw:line draw:style-name="gr29" draw:text-style-name="P8" draw:layer="layout" svg:x1="1cm" svg:y1="17.1cm" svg:x2="1cm" svg:y2="19.6cm">
          <text:p/>
        </draw:line>
        <draw:frame draw:style-name="gr4" draw:text-style-name="P17" draw:layer="layout" svg:width="1.6cm" svg:height="0.6cm" svg:x="2.6cm" svg:y="25.8cm">
          <draw:text-box>
            <text:p text:style-name="P17"><text:span text:style-name="T7">Unterbau</text:span></text:p>
          </draw:text-box>
        </draw:frame>
        <draw:line draw:style-name="gr9" draw:text-style-name="P2" draw:layer="layout" svg:x1="2.2cm" svg:y1="23.35cm" svg:x2="6.5cm" svg:y2="23.35cm">
          <text:p/>
        </draw:line>
        <draw:polygon draw:style-name="gr30" draw:text-style-name="P12" draw:layer="layout" svg:width="0.999cm" svg:height="0.499cm" svg:x="7.7cm" svg:y="24cm" svg:viewBox="0 0 1000 500" draw:points="500,0 0,500 1000,500 1000,0">
          <text:p/>
        </draw:polygon>
        <draw:circle draw:style-name="gr24" draw:text-style-name="P11" draw:layer="layout" svg:width="0.1cm" svg:height="0.1cm" svg:x="8.05cm" svg:y="24.25cm">
          <text:p/>
        </draw:circle>
        <draw:polyline draw:style-name="gr14" draw:text-style-name="P2" draw:layer="layout" svg:width="1.599cm" svg:height="1.199cm" svg:x="6.5cm" svg:y="23.1cm" svg:viewBox="0 0 1600 1200" draw:points="0,0 300,0 1600,1200">
          <text:p/>
        </draw:polyline>
        <draw:line draw:style-name="gr2" draw:text-style-name="P2" draw:layer="layout" svg:x1="6.5cm" svg:y1="25cm" svg:x2="2.2cm" svg:y2="25cm">
          <text:p/>
        </draw:line>
        <draw:polyline draw:style-name="gr32" draw:text-style-name="P2" draw:layer="layout" svg:width="0.099cm" svg:height="0.799cm" svg:x="2.1cm" svg:y="22.5cm" svg:viewBox="0 0 100 800" draw:points="100,0 0,100 0,700 100,800">
          <text:p/>
        </draw:polyline>
        <draw:polyline draw:style-name="gr14" draw:text-style-name="P2" draw:layer="layout" svg:width="0.099cm" svg:height="1.499cm" svg:x="2.1cm" svg:y="23.4cm" svg:viewBox="0 0 100 1500" draw:points="100,0 0,100 0,1400 100,1500">
          <text:p/>
        </draw:polyline>
        <draw:polyline draw:style-name="gr14" draw:text-style-name="P2" draw:layer="layout" svg:width="0.399cm" svg:height="0.599cm" svg:x="2.1cm" svg:y="21.9cm" svg:viewBox="0 0 400 600" draw:points="100,600 0,500 0,300 400,0">
          <text:p/>
        </draw:polyline>
        <draw:polyline draw:style-name="gr14" draw:text-style-name="P2" draw:layer="layout" svg:width="0.399cm" svg:height="1.099cm" svg:x="2.1cm" svg:y="24.9cm" svg:viewBox="0 0 400 1100" draw:points="400,1100 0,600 0,100 100,0">
          <text:p/>
        </draw:polyline>
        <draw:frame draw:style-name="gr7" draw:layer="layout" svg:width="0.3cm" svg:height="0.35cm" svg:x="12.7cm" svg:y="23.85cm">
          <draw:text-box>
            <text:p>2</text:p>
          </draw:text-box>
        </draw:frame>
        <draw:frame draw:style-name="gr7" draw:layer="layout" svg:width="0.5cm" svg:height="0.4cm" svg:x="12.6cm" svg:y="23.5cm">
          <draw:text-box>
            <text:p>2,1</text:p>
          </draw:text-box>
        </draw:frame>
        <draw:polyline draw:style-name="gr14" draw:text-style-name="P2" draw:layer="layout" svg:width="0.899cm" svg:height="1.799cm" svg:x="11.7cm" svg:y="22.6cm" svg:viewBox="0 0 900 1800" draw:points="900,0 700,0 0,18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008000" draw:distance="0.1cm" draw:rotation="450"/>
    <draw:hatch draw:name="Red_20_90_20_Degrees_20_Crossed_20_2" draw:display-name="Red 90 Degrees Crossed 2" draw:style="double" draw:color="#008000" draw:distance="0.1cm" draw:rotation="45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Widerstandswert" style:family="graphic" style:parent-style-name="standard">
      <style:graphic-properties draw:stroke="none" draw:stroke-dash="Dash_20_1" svg:stroke-color="#000000" draw:fill="none" draw:fill-color="#ffffff" draw:textarea-horizontal-align="left" draw:auto-grow-height="false" draw:auto-grow-width="false" draw:fit-to-size="true" style:shrink-to-fit="false" fo:min-height="1.475cm" fo:min-width="0.575cm" fo:padding-top="0.1cm" fo:padding-bottom="0.1cm" fo:padding-left="0.1cm" fo:padding-right="0.1cm"/>
      <style:text-properties fo:font-size="12pt" style:font-size-asian="12pt" style:font-size-complex="1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8-18T20:26:03.84</meta:creation-date>
    <dc:date>2025-10-19T12:12:07.212828000</dc:date>
    <meta:editing-duration>PT5H51M18S</meta:editing-duration>
    <meta:editing-cycles>55</meta:editing-cycles>
    <meta:generator>LibreOffice/25.8.2.2$Windows_X86_64 LibreOffice_project/d401f2107ccab8f924a8e2df40f573aab7605b6f</meta:generator>
    <meta:print-date>2025-10-19T12:08:24.987143200</meta:print-date>
    <meta:document-statistic meta:object-count="253"/>
  </office:meta>
</office:document-meta>
</file>